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9472in"/>
    </style:style>
    <style:style style:name="Table1.B" style:family="table-column">
      <style:table-column-properties style:column-width="4.97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T1" style:family="text">
      <style:text-properties officeooo:rsid="00137bc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EPORT — Detection of Transposable Elements and Inverted Repeats in Artificial and Real Bacterial DNA Sequences</text:span></text:h>
      <text:h text:style-name="Heading_20_2" text:outline-level="2"><text:span text:style-name="Strong_20_Emphasis"/></text:h>
      <text:h text:style-name="Heading_20_2" text:outline-level="2"><text:span text:style-name="Strong_20_Emphasis">1. Introduction</text:span></text:h>
      <text:p text:style-name="Text_20_body">Transposable elements (TEs) are mobile genetic elements capable of moving within a genome. A common structural feature of many DNA transposons is the presence of <text:span text:style-name="Strong_20_Emphasis">inverted repeats (IRs)</text:span> flanking the transposon core. The objective of this project was to:</text:p>
      <text:list text:style-name="L1">
        <text:list-item>
          <text:p text:style-name="P2">Construct an artificial DNA sequence containing multiple simulated transposable elements.</text:p>
        </text:list-item>
        <text:list-item>
          <text:p text:style-name="P2">Implement software capable of detecting these inserted TEs.</text:p>
        </text:list-item>
        <text:list-item>
          <text:p text:style-name="P2">Download three bacterial genomes and automatically detect all possible inverted repeats of length <text:span text:style-name="Strong_20_Emphasis">4 to 6 base pairs</text:span>, without prior knowledge of their presence.</text:p>
        </text:list-item>
        <text:list-item>
          <text:p text:style-name="P2">Summarize findings in a structured report.</text:p>
        </text:list-item>
      </text:list>
      <text:h text:style-name="Heading_20_2" text:outline-level="2"><text:span text:style-name="Strong_20_Emphasis"/></text:h>
      <text:h text:style-name="Heading_20_2" text:outline-level="2"><text:span text:style-name="Strong_20_Emphasis">2. Artificial DNA Construction and TE Simulation</text:span></text:h>
      <text:p text:style-name="Text_20_body">A synthetic DNA sequence of approximately <text:span text:style-name="Strong_20_Emphasis">300 base pairs</text:span> was generated randomly. Into this backbone, <text:span text:style-name="Strong_20_Emphasis">three transposable-element–like sequences</text:span> were inserted.<text:line-break/>Each TE consisted of:</text:p>
      <text:list text:style-name="L2">
        <text:list-item>
          <text:p text:style-name="P3">A <text:span text:style-name="Strong_20_Emphasis">left inverted repeat</text:span> (4–6 bp)</text:p>
        </text:list-item>
        <text:list-item>
          <text:p text:style-name="P3">An internal <text:span text:style-name="Strong_20_Emphasis">core transposon sequence</text:span> (10–12 bp)</text:p>
        </text:list-item>
        <text:list-item>
          <text:p text:style-name="P3">A <text:span text:style-name="Strong_20_Emphasis">right inverted repeat</text:span>, generated as the <text:span text:style-name="Strong_20_Emphasis">reverse complement</text:span> of the left IR</text:p>
          <text:p text:style-name="P3"/>
        </text:list-item>
      </text:list>
      <text:h text:style-name="Heading_20_2" text:outline-level="2"><text:span text:style-name="Strong_20_Emphasis">3. Detection of Simulated Transposable Elements</text:span></text:h>
      <text:p text:style-name="Text_20_body">A Python detection algorithm scanned the artificial DNA for the exact sequences of the inserted TE units.<text:line-break/>Each TE was successfully detected, and the tool reported:</text:p>
      <text:list text:style-name="L3">
        <text:list-item>
          <text:p text:style-name="P4"><text:span text:style-name="Strong_20_Emphasis">Start position (1-based)</text:span></text:p>
        </text:list-item>
        <text:list-item>
          <text:p text:style-name="P4"><text:soft-page-break/><text:span text:style-name="Strong_20_Emphasis">End position</text:span></text:p>
        </text:list-item>
        <text:list-item>
          <text:p text:style-name="P4"><text:span text:style-name="Strong_20_Emphasis">Total TE length</text:span></text:p>
        </text:list-item>
        <text:list-item>
          <text:p text:style-name="P4"><text:span text:style-name="Strong_20_Emphasis">The full TE sequence including IRs</text:span></text:p>
        </text:list-item>
      </text:list>
      <text:p text:style-name="Text_20_body">The successful detection confirms that the artificial insertion and sequence-search algorithm function correctly.</text:p>
      <text:h text:style-name="Heading_20_2" text:outline-level="2"><text:span text:style-name="Strong_20_Emphasis"/></text:h>
      <text:h text:style-name="Heading_20_2" text:outline-level="2"><text:span text:style-name="Strong_20_Emphasis">4. Inverted Repeat Detection in Real Bacterial Genomes</text:span></text:h>
      <text:p text:style-name="Text_20_body">Three bacterial genomes were downloaded and analyzed:</text:p>
      <text:list text:style-name="L4">
        <text:list-item>
          <text:p text:style-name="P5"><text:span text:style-name="Strong_20_Emphasis">AJ576316.1</text:span> – <text:span text:style-name="Emphasis">Salmonella enterica</text:span> serovar Typhimurium, Salmonella Pathogenicity Island 4</text:p>
        </text:list-item>
        <text:list-item>
          <text:p text:style-name="P5"><text:span text:style-name="Strong_20_Emphasis">AE017042.1</text:span> – <text:span text:style-name="Emphasis">Yersinia pestis</text:span> biovar Microtus str. 91001 (complete genome)</text:p>
        </text:list-item>
        <text:list-item>
          <text:p text:style-name="P5"><text:span text:style-name="Strong_20_Emphasis">BBWG01000057.1</text:span> – <text:span text:style-name="Emphasis">Pseudomonas syringae</text:span> pv. actinidiae, contig 057 (MAFF 212056)</text:p>
        </text:list-item>
      </text:list>
      <text:p text:style-name="Text_20_body">A custom script scanned each genome for inverted repeats of length <text:span text:style-name="Strong_20_Emphasis">4, 5, or 6 nucleotides</text:span>.<text:line-break/>The scan does <text:span text:style-name="Strong_20_Emphasis">not</text:span> assume anything about TE structure; it simply identifies small IRs that may indicate potential mobile-element boundaries.</text:p>
      <text:h text:style-name="Heading_20_3" text:outline-level="3"><text:span text:style-name="Strong_20_Emphasis"/></text:h>
      <text:h text:style-name="Heading_20_3" text:outline-level="3"><text:span text:style-name="Strong_20_Emphasis">4.1 Summary of Detected Inverted Repeat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Genome</text:p>
            </table:table-cell>
            <table:table-cell table:style-name="Table1.A1" office:value-type="string">
              <text:p text:style-name="Table_20_Heading">Total IRs Detect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cteria 1</text:span> (AJ576316)</text:p>
          </table:table-cell>
          <table:table-cell table:style-name="Table1.A1" office:value-type="string">
            <text:p text:style-name="Table_20_Contents"><text:span text:style-name="Strong_20_Emphasis">130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acteria 2</text:span> (AE017042)</text:p>
          </table:table-cell>
          <table:table-cell table:style-name="Table1.A1" office:value-type="string">
            <text:p text:style-name="Table_20_Contents"><text:span text:style-name="Strong_20_Emphasis">20,875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acteria 3</text:span> (BBWG01000057)</text:p>
          </table:table-cell>
          <table:table-cell table:style-name="Table1.A1" office:value-type="string">
            <text:p text:style-name="Table_20_Contents"><text:span text:style-name="Strong_20_Emphasis">706</text:span></text:p>
          </table:table-cell>
        </table:table-row>
      </table:table>
      <text:h text:style-name="Heading_20_3" text:outline-level="3"><text:span text:style-name="Strong_20_Emphasis"/></text:h>
      <text:h text:style-name="Heading_20_3" text:outline-level="3"><text:span text:style-name="Strong_20_Emphasis">4.2 Representative IRs Observed</text:span></text:h>
      <text:p text:style-name="Text_20_body">Examples include:</text:p>
      <text:list text:style-name="L5">
        <text:list-item>
          <text:p text:style-name="P6"><text:span text:style-name="Strong_20_Emphasis">TTAA … TTAA</text:span></text:p>
        </text:list-item>
        <text:list-item>
          <text:p text:style-name="P6"><text:span text:style-name="Strong_20_Emphasis">TGAG … CTCA</text:span></text:p>
        </text:list-item>
        <text:list-item>
          <text:p text:style-name="P6"><text:span text:style-name="Strong_20_Emphasis">CGAT … ATCG</text:span></text:p>
        </text:list-item>
        <text:list-item>
          <text:p text:style-name="P6"><text:span text:style-name="Strong_20_Emphasis">GTGC … GCAC</text:span></text:p>
        </text:list-item>
      </text:list>
      <text:p text:style-name="Text_20_body">These short IRs are commonly associated with <text:span text:style-name="Strong_20_Emphasis">IS elements</text:span>, <text:span text:style-name="Strong_20_Emphasis">insertion sequences</text:span>, or <text:span text:style-name="Strong_20_Emphasis">miniature inverted-repeat transposable elements (MITEs)</text:span>.</text:p>
      <text:p text:style-name="Text_20_body"><text:soft-page-break/>The high number of IRs in <text:span text:style-name="Emphasis">Y. pestis</text:span> (Bacteria 2) reflects:</text:p>
      <text:list text:style-name="L6">
        <text:list-item>
          <text:p text:style-name="P7">A large genome (~4.6 Mb)</text:p>
        </text:list-item>
        <text:list-item>
          <text:p text:style-name="P7">High repetitive content</text:p>
        </text:list-item>
        <text:list-item>
          <text:p text:style-name="P7">Numerous mobile elements typical of pathogenic <text:span text:style-name="Emphasis">Yersinia</text:span> strains</text:p>
        </text:list-item>
      </text:list>
      <text:h text:style-name="Heading_20_2" text:outline-level="2"><text:span text:style-name="Strong_20_Emphasis"/></text:h>
      <text:h text:style-name="Heading_20_2" text:outline-level="2"><text:span text:style-name="Strong_20_Emphasis">5. Interpretation of Results</text:span></text:h>
      <text:list text:style-name="L7">
        <text:list-item>
          <text:p text:style-name="P8">The artificially inserted TEs were detected correctly, validating the detection method.</text:p>
        </text:list-item>
        <text:list-item>
          <text:p text:style-name="P8">All three bacterial genomes contained <text:span text:style-name="Strong_20_Emphasis">numerous short inverted repeats</text:span>, with counts reflecting their genome size and repetitive DNA structure.</text:p>
        </text:list-item>
        <text:list-item>
          <text:p text:style-name="P8">Short IRs (4–6 bp) do <text:span text:style-name="Strong_20_Emphasis">not</text:span> prove TE presence alone, but regions with high IR clustering are strong candidates for:</text:p>
          <text:list>
            <text:list-item>
              <text:p text:style-name="P8">Transposase-binding sites</text:p>
            </text:list-item>
            <text:list-item>
              <text:p text:style-name="P8">Terminal inverted repeats of DNA transposons</text:p>
            </text:list-item>
            <text:list-item>
              <text:p text:style-name="P8">Mobile-element remnants</text:p>
            </text:list-item>
          </text:list>
        </text:list-item>
        <text:list-item>
          <text:p text:style-name="P8">Particularly, <text:span text:style-name="Emphasis">Y. pestis</text:span> is known to harbor many mobile genetic elements, consistent with the very high IR count (20,875 IRs).</text:p>
        </text:list-item>
      </text:list>
      <text:p text:style-name="Text_20_body">The automated IR detection offers a useful first-pass screening method for locating potential TE boundaries, especially in newly sequenced or fragmented genomes.</text:p>
      <text:h text:style-name="Heading_20_2" text:outline-level="2"><text:span text:style-name="Strong_20_Emphasis"/></text:h>
      <text:h text:style-name="Heading_20_2" text:outline-level="2"><text:span text:style-name="Strong_20_Emphasis"><text:span text:style-name="T1">6</text:span></text:span><text:span text:style-name="Strong_20_Emphasis">. Conclusion</text:span></text:h>
      <text:p text:style-name="Text_20_body">This project successfully demonstrates:</text:p>
      <text:list text:style-name="L8">
        <text:list-item>
          <text:p text:style-name="P9">Simulation of transposable elements with realistic inverted-repeat boundaries</text:p>
        </text:list-item>
        <text:list-item>
          <text:p text:style-name="P9">Automated detection of inserted TEs</text:p>
        </text:list-item>
        <text:list-item>
          <text:p text:style-name="P9">Genome-scale detection of short inverted repeats in real bacterial DNA</text:p>
        </text:list-item>
        <text:list-item>
          <text:p text:style-name="P9">Development of a reproducible pipeline to support transposon-structure discovery</text:p>
        </text:list-item>
      </text:list>
      <text:p text:style-name="Text_20_body">The results provide a strong basis for further work in computational genomics, transposon annotation, and mobile-element discover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3:53:59.868848839</meta:creation-date>
    <dc:date>2025-11-19T13:56:30.890014806</dc:date>
    <meta:editing-duration>PT2M30S</meta:editing-duration>
    <meta:editing-cycles>3</meta:editing-cycles>
    <meta:generator>LibreOffice/25.2.7.2$Linux_X86_64 LibreOffice_project/520$Build-2</meta:generator>
    <meta:document-statistic meta:table-count="1" meta:image-count="0" meta:object-count="0" meta:page-count="3" meta:paragraph-count="62" meta:word-count="580" meta:character-count="3863" meta:non-whitespace-character-count="3377"/>
  </office:meta>
</office:document-meta>
</file>